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Para estructurar claramente esta sección —<text:span text:style-name="Strong_20_Emphasis">"Explicar cómo utilizaremos al ADN como memoria del sistema"</text:span>— podemos combinar los aspectos conceptuales del ADN biológico con su uso como <text:span text:style-name="Strong_20_Emphasis">modelo funcional de memoria de solo lectura</text:span> en un sistema de cálculo. La clave será equilibrar la analogía técnica con elementos existenciales para mantener claridad, profundidad y atractivo. Aquí va una propuesta de estructura:</text:p>
      <text:p text:style-name="Horizontal_20_Line"/>
      <text:h text:style-name="Heading_20_3" text:outline-level="3"><text:span text:style-name="Strong_20_Emphasis">Estructura sugerida: "El ADN como memoria del sistema"</text:span></text:h>
      <text:p text:style-name="Horizontal_20_Line"/>
      <text:h text:style-name="Heading_20_4" text:outline-level="4"><text:span text:style-name="Strong_20_Emphasis">1. Introducción: Una memoria que nos define</text:span></text:h>
      <text:list xml:id="list1678035320" text:style-name="L1">
        <text:list-item>
          <text:p text:style-name="P1">Presentación de la idea central: el ADN es la memoria que define lo que somos, no lo que hacemos.</text:p>
        </text:list-item>
        <text:list-item>
          <text:p text:style-name="P1">Aclaración: en este modelo, <text:span text:style-name="Strong_20_Emphasis">el ADN actúa como memoria de solo lectura</text:span>, un tipo de almacenamiento que permanece constante durante la vida del individuo.</text:p>
        </text:list-item>
        <text:list-item>
          <text:p text:style-name="P1">Breve transición hacia su función en el sistema inteligente.</text:p>
        </text:list-item>
      </text:list>
      <text:p text:style-name="Horizontal_20_Line"/>
      <text:h text:style-name="Heading_20_4" text:outline-level="4"><text:span text:style-name="Strong_20_Emphasis">2. El ADN como contenedor de información</text:span></text:h>
      <text:list xml:id="list3180440367" text:style-name="L2">
        <text:list-item>
          <text:p text:style-name="P2">Descripción del contenido del ADN en el modelo:</text:p>
          <text:list>
            <text:list-item>
              <text:p text:style-name="P2">Puede incluir datos del problema a resolver.</text:p>
            </text:list-item>
            <text:list-item>
              <text:p text:style-name="P2">Puede contener instrucciones o restricciones de comportamiento.</text:p>
            </text:list-item>
            <text:list-item>
              <text:p text:style-name="P2">Determina la "naturaleza" del individuo.</text:p>
            </text:list-item>
          </text:list>
        </text:list-item>
        <text:list-item>
          <text:p text:style-name="P2">Ejemplo claro: "Un individuo con ADN que contenga 'posición = C3' tiene grabado que su punto de partida es C3. Eso no cambiará nunca durante su vida."</text:p>
        </text:list-item>
      </text:list>
      <text:p text:style-name="Horizontal_20_Line"/>
      <text:h text:style-name="Heading_20_4" text:outline-level="4"><text:span text:style-name="Strong_20_Emphasis">3. El paralelismo con la informática: memoria de solo lectura</text:span></text:h>
      <text:list xml:id="list3353065825" text:style-name="L3">
        <text:list-item>
          <text:p text:style-name="P3">Explicación breve de qué es una memoria de solo lectura (ROM).</text:p>
        </text:list-item>
        <text:list-item>
          <text:p text:style-name="P3">Comparación directa: el ADN es como el ROM de un sistema biológico:</text:p>
          <text:list>
            <text:list-item>
              <text:p text:style-name="P3">No se modifica con el tiempo.</text:p>
            </text:list-item>
            <text:list-item>
              <text:p text:style-name="P3">Asegura consistencia de identidad.</text:p>
            </text:list-item>
            <text:list-item>
              <text:p text:style-name="P3">Puede ser leído muchas veces, pero no escrito o alterado.</text:p>
            </text:list-item>
          </text:list>
        </text:list-item>
        <text:list-item>
          <text:p text:style-name="P3">Ejemplo ilustrativo: "Así como una ROM en una computadora contiene el firmware esencial, el ADN contiene la información que guía al individuo desde el nacimiento hasta su muerte."</text:p>
        </text:list-item>
      </text:list>
      <text:p text:style-name="Horizontal_20_Line"/>
      <text:h text:style-name="Heading_20_4" text:outline-level="4"><text:soft-page-break/><text:span text:style-name="Strong_20_Emphasis">4. La identidad y la inmutabilidad</text:span></text:h>
      <text:list xml:id="list1437281484" text:style-name="L4">
        <text:list-item>
          <text:p text:style-name="P4">Cómo el ADN garantiza que un individuo sea siempre “él mismo”.</text:p>
        </text:list-item>
        <text:list-item>
          <text:p text:style-name="P4">Importancia en el sistema: evita que el individuo se “corrompa” o se transforme en otro durante su vida.</text:p>
        </text:list-item>
        <text:list-item>
          <text:p text:style-name="P4">Notar que esta inmutabilidad <text:span text:style-name="Strong_20_Emphasis">no impide la evolución del sistema</text:span>, ya que <text:span text:style-name="Strong_20_Emphasis">la reproducción genera nuevas versiones del ADN</text:span>.</text:p>
        </text:list-item>
      </text:list>
      <text:p text:style-name="Horizontal_20_Line"/>
      <text:h text:style-name="Heading_20_4" text:outline-level="4"><text:span text:style-name="Strong_20_Emphasis">5. El ADN como memoria del problema</text:span></text:h>
      <text:list xml:id="list711920266" text:style-name="L5">
        <text:list-item>
          <text:p text:style-name="P5">En este modelo, la memoria no solo contiene lo que el individuo es, sino <text:span text:style-name="Strong_20_Emphasis">parte del problema que se está resolviendo</text:span>.</text:p>
        </text:list-item>
        <text:list-item>
          <text:p text:style-name="P5">Analogía: "Si el sistema busca un camino en un laberinto, el ADN de cada individuo contiene el punto en el que se encuentra y el camino que ha recorrido para llegar ahí."</text:p>
        </text:list-item>
        <text:list-item>
          <text:p text:style-name="P5">El sistema, entonces, puede ir probando soluciones sin perder nunca el rastro de por qué llegó a donde está.</text:p>
        </text:list-item>
      </text:list>
      <text:p text:style-name="Horizontal_20_Line"/>
      <text:h text:style-name="Heading_20_4" text:outline-level="4"><text:span text:style-name="Strong_20_Emphasis">6. Cierre: Una memoria que guía, no que recuerda</text:span></text:h>
      <text:list xml:id="list1665449048" text:style-name="L6">
        <text:list-item>
          <text:p text:style-name="P6">Recapitulación: el ADN no actúa como la memoria del pasado (como la humana), sino como la <text:span text:style-name="Strong_20_Emphasis">estructura interna</text:span> que guía cada acto del individuo.</text:p>
        </text:list-item>
        <text:list-item>
          <text:p text:style-name="P6">Conclusión: "En este sistema, la memoria no solo sirve para recordar; sirve para <text:span text:style-name="Strong_20_Emphasis">existir</text:span>. El ADN no recuerda el pasado: <text:span text:style-name="Strong_20_Emphasis">lo contiene</text:span>."</text:p>
        </text:list-item>
      </text:list>
      <text:p text:style-name="Horizontal_20_Line"/>
      <text:p text:style-name="Text_20_body">Si te parece bien esta estructura, puedo ayudarte a desarrollar el texto completo de cada apartado. ¿Avanzamos en esa dirección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0T11:01:09.780000000</meta:creation-date>
    <dc:date>2025-07-20T11:05:13.408000000</dc:date>
    <meta:editing-duration>PT4M3S</meta:editing-duration>
    <meta:editing-cycles>1</meta:editing-cycles>
    <meta:document-statistic meta:table-count="0" meta:image-count="0" meta:object-count="0" meta:page-count="2" meta:paragraph-count="31" meta:word-count="500" meta:character-count="2919" meta:non-whitespace-character-count="2472"/>
    <meta:generator>LibreOffice/7.3.5.2$Windows_X86_64 LibreOffice_project/184fe81b8c8c30d8b5082578aee2fed2ea847c01</meta:generator>
  </office:meta>
</office:document-meta>
</file>